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pecification" style:family="table">
      <style:table-properties style:width="25.695cm" table:align="left"/>
    </style:style>
    <style:style style:name="Specification.A" style:family="table-column">
      <style:table-column-properties style:column-width="1.794cm"/>
    </style:style>
    <style:style style:name="Specification.B" style:family="table-column">
      <style:table-column-properties style:column-width="11.906cm"/>
    </style:style>
    <style:style style:name="Specification.C" style:family="table-column">
      <style:table-column-properties style:column-width="11.994cm"/>
    </style:style>
    <style:style style:name="Specification.A1" style:family="table-cell">
      <style:table-cell-properties fo:padding="0.097cm" fo:border-left="0.05pt solid #000000" fo:border-right="none" fo:border-top="0.05pt solid #000000" fo:border-bottom="0.05pt solid #000000"/>
    </style:style>
    <style:style style:name="Specification.C1" style:family="table-cell">
      <style:table-cell-properties fo:padding="0.097cm" fo:border="0.05pt solid #000000"/>
    </style:style>
    <style:style style:name="Specification.A2" style:family="table-cell">
      <style:table-cell-properties fo:background-color="#99ff66" fo:padding="0.097cm" fo:border-left="0.05pt solid #000000" fo:border-right="none" fo:border-top="none" fo:border-bottom="0.05pt solid #000000">
        <style:background-image/>
      </style:table-cell-properties>
    </style:style>
    <style:style style:name="Specification.C2" style:family="table-cell">
      <style:table-cell-properties fo:background-color="#99ff66" fo:padding="0.097cm" fo:border-left="0.05pt solid #000000" fo:border-right="0.05pt solid #000000" fo:border-top="none" fo:border-bottom="0.05pt solid #000000">
        <style:background-image/>
      </style:table-cell-properties>
    </style:style>
    <style:style style:name="Specification.4" style:family="table-row">
      <style:table-row-properties style:min-row-height="0.744cm"/>
    </style:style>
    <style:style style:name="Specification.A4" style:family="table-cell">
      <style:table-cell-properties fo:padding="0.097cm" fo:border-left="0.05pt solid #000000" fo:border-right="none" fo:border-top="none" fo:border-bottom="0.05pt solid #000000"/>
    </style:style>
    <style:style style:name="Specification.B4" style:family="table-cell">
      <style:table-cell-properties fo:padding="0.097cm" fo:border-left="0.05pt solid #000000" fo:border-right="none" fo:border-top="none" fo:border-bottom="0.05pt solid #000000"/>
    </style:style>
    <style:style style:name="Specification.C4" style:family="table-cell">
      <style:table-cell-properties fo:padding="0.097cm" fo:border-left="0.05pt solid #000000" fo:border-right="0.05pt solid #000000" fo:border-top="none" fo:border-bottom="0.05pt solid #000000"/>
    </style:style>
    <style:style style:name="Specification.A5" style:family="table-cell">
      <style:table-cell-properties fo:padding="0.097cm" fo:border-left="0.05pt solid #000000" fo:border-right="none" fo:border-top="none" fo:border-bottom="0.05pt solid #000000"/>
    </style:style>
    <style:style style:name="Specification.B5" style:family="table-cell">
      <style:table-cell-properties fo:padding="0.097cm" fo:border-left="0.05pt solid #000000" fo:border-right="none" fo:border-top="none" fo:border-bottom="0.05pt solid #000000"/>
    </style:style>
    <style:style style:name="Specification.C5" style:family="table-cell">
      <style:table-cell-properties fo:padding="0.097cm" fo:border-left="0.05pt solid #000000" fo:border-right="0.05pt solid #000000" fo:border-top="none" fo:border-bottom="0.05pt solid #000000"/>
    </style:style>
    <style:style style:name="Specification.A6" style:family="table-cell">
      <style:table-cell-properties fo:padding="0.097cm" fo:border-left="0.05pt solid #000000" fo:border-right="none" fo:border-top="none" fo:border-bottom="0.05pt solid #000000"/>
    </style:style>
    <style:style style:name="Specification.B6" style:family="table-cell">
      <style:table-cell-properties fo:padding="0.097cm" fo:border-left="0.05pt solid #000000" fo:border-right="none" fo:border-top="none" fo:border-bottom="0.05pt solid #000000"/>
    </style:style>
    <style:style style:name="Specification.C6" style:family="table-cell">
      <style:table-cell-properties fo:padding="0.097cm" fo:border-left="0.05pt solid #000000" fo:border-right="0.05pt solid #000000" fo:border-top="none" fo:border-bottom="0.05pt solid #000000"/>
    </style:style>
    <style:style style:name="Specification.A7" style:family="table-cell">
      <style:table-cell-properties fo:padding="0.097cm" fo:border-left="0.05pt solid #000000" fo:border-right="none" fo:border-top="none" fo:border-bottom="0.05pt solid #000000"/>
    </style:style>
    <style:style style:name="Specification.B7" style:family="table-cell">
      <style:table-cell-properties fo:padding="0.097cm" fo:border-left="0.05pt solid #000000" fo:border-right="none" fo:border-top="none" fo:border-bottom="0.05pt solid #000000"/>
    </style:style>
    <style:style style:name="Specification.C7" style:family="table-cell">
      <style:table-cell-properties fo:padding="0.097cm" fo:border-left="0.05pt solid #000000" fo:border-right="0.05pt solid #000000" fo:border-top="none" fo:border-bottom="0.05pt solid #000000"/>
    </style:style>
    <style:style style:name="Specification.A8" style:family="table-cell">
      <style:table-cell-properties fo:padding="0.097cm" fo:border-left="0.05pt solid #000000" fo:border-right="none" fo:border-top="none" fo:border-bottom="0.05pt solid #000000"/>
    </style:style>
    <style:style style:name="Specification.B8" style:family="table-cell">
      <style:table-cell-properties fo:padding="0.097cm" fo:border-left="0.05pt solid #000000" fo:border-right="none" fo:border-top="none" fo:border-bottom="0.05pt solid #000000"/>
    </style:style>
    <style:style style:name="Specification.C8" style:family="table-cell">
      <style:table-cell-properties fo:padding="0.097cm" fo:border-left="0.05pt solid #000000" fo:border-right="0.05pt solid #000000" fo:border-top="none" fo:border-bottom="0.05pt solid #000000"/>
    </style:style>
    <style:style style:name="Specification.A10" style:family="table-cell">
      <style:table-cell-properties fo:background-color="#ffff00" fo:padding="0.097cm" fo:border-left="0.05pt solid #000000" fo:border-right="none" fo:border-top="none" fo:border-bottom="0.05pt solid #000000">
        <style:background-image/>
      </style:table-cell-properties>
    </style:style>
    <style:style style:name="Specification.C10" style:family="table-cell">
      <style:table-cell-properties fo:background-color="#ffff00" fo:padding="0.097cm" fo:border-left="0.05pt solid #000000" fo:border-right="0.05pt solid #000000" fo:border-top="none" fo:border-bottom="0.05pt solid #000000">
        <style:background-image/>
      </style:table-cell-properties>
    </style:style>
    <style:style style:name="Specification.A13" style:family="table-cell">
      <style:table-cell-properties fo:background-color="transparent" fo:padding="0.097cm" fo:border-left="0.05pt solid #000000" fo:border-right="none" fo:border-top="none" fo:border-bottom="0.05pt solid #000000">
        <style:background-image/>
      </style:table-cell-properties>
    </style:style>
    <style:style style:name="Specification.C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officeooo:rsid="0007d200" officeooo:paragraph-rsid="0007d200" style:font-weight-asian="bold" style:font-weight-complex="bold"/>
    </style:style>
    <style:style style:name="P3" style:family="paragraph" style:parent-style-name="Table_20_Contents">
      <style:text-properties officeooo:rsid="000a2d28" officeooo:paragraph-rsid="000a2d28"/>
    </style:style>
    <style:style style:name="P4" style:family="paragraph" style:parent-style-name="Table_20_Contents">
      <style:text-properties officeooo:rsid="000a3df4" officeooo:paragraph-rsid="000a3df4"/>
    </style:style>
    <style:style style:name="P5" style:family="paragraph" style:parent-style-name="Table_20_Contents">
      <style:text-properties officeooo:rsid="000c37a3" officeooo:paragraph-rsid="000c37a3"/>
    </style:style>
    <style:style style:name="P6" style:family="paragraph" style:parent-style-name="Table_20_Contents">
      <style:text-properties officeooo:rsid="000e69a5" officeooo:paragraph-rsid="000e69a5"/>
    </style:style>
    <style:style style:name="P7" style:family="paragraph" style:parent-style-name="Table_20_Contents">
      <style:text-properties officeooo:rsid="0014b40e" officeooo:paragraph-rsid="0014b40e"/>
    </style:style>
    <style:style style:name="P8" style:family="paragraph" style:parent-style-name="Table_20_Contents">
      <style:text-properties officeooo:rsid="00167da5" officeooo:paragraph-rsid="002e9a1e"/>
    </style:style>
    <style:style style:name="P9" style:family="paragraph" style:parent-style-name="Table_20_Contents">
      <style:text-properties officeooo:rsid="00188071" officeooo:paragraph-rsid="00188071"/>
    </style:style>
    <style:style style:name="P10" style:family="paragraph" style:parent-style-name="Table_20_Contents">
      <style:text-properties officeooo:rsid="00223f0f" officeooo:paragraph-rsid="002dfe43"/>
    </style:style>
    <style:style style:name="P11" style:family="paragraph" style:parent-style-name="Table_20_Contents">
      <style:text-properties officeooo:rsid="00254716" officeooo:paragraph-rsid="00254716"/>
    </style:style>
    <style:style style:name="P12" style:family="paragraph" style:parent-style-name="Table_20_Contents">
      <style:text-properties officeooo:rsid="00267ffb" officeooo:paragraph-rsid="00267ffb"/>
    </style:style>
    <style:style style:name="P13" style:family="paragraph" style:parent-style-name="Table_20_Contents">
      <style:text-properties officeooo:rsid="0026b16e" officeooo:paragraph-rsid="0026b16e"/>
    </style:style>
    <style:style style:name="P14" style:family="paragraph" style:parent-style-name="Table_20_Contents">
      <style:text-properties officeooo:rsid="0026b16e" officeooo:paragraph-rsid="002ac0fa"/>
    </style:style>
    <style:style style:name="P15" style:family="paragraph" style:parent-style-name="Table_20_Contents">
      <style:text-properties officeooo:rsid="0026b16e" officeooo:paragraph-rsid="0027ec38"/>
    </style:style>
    <style:style style:name="P16" style:family="paragraph" style:parent-style-name="Table_20_Contents">
      <style:text-properties officeooo:rsid="0027ec38" officeooo:paragraph-rsid="0027ec38"/>
    </style:style>
    <style:style style:name="P17" style:family="paragraph" style:parent-style-name="Table_20_Contents">
      <style:text-properties officeooo:rsid="002a72ba" officeooo:paragraph-rsid="002c799c"/>
    </style:style>
    <style:style style:name="P18" style:family="paragraph" style:parent-style-name="Table_20_Contents">
      <style:text-properties officeooo:rsid="002ac0fa" officeooo:paragraph-rsid="002ac0fa"/>
    </style:style>
    <style:style style:name="P19" style:family="paragraph" style:parent-style-name="Table_20_Contents">
      <style:text-properties officeooo:rsid="00362564" officeooo:paragraph-rsid="00362564"/>
    </style:style>
    <style:style style:name="P20" style:family="paragraph" style:parent-style-name="Table_20_Contents">
      <style:text-properties officeooo:rsid="003a63f9" officeooo:paragraph-rsid="003a63f9"/>
    </style:style>
    <style:style style:name="P21" style:family="paragraph" style:parent-style-name="Table_20_Contents">
      <style:text-properties officeooo:rsid="003f485d" officeooo:paragraph-rsid="003f485d"/>
    </style:style>
    <style:style style:name="P22" style:family="paragraph" style:parent-style-name="Table_20_Contents">
      <style:text-properties officeooo:rsid="003f55db" officeooo:paragraph-rsid="003f55db"/>
    </style:style>
    <style:style style:name="P23" style:family="paragraph" style:parent-style-name="Table_20_Contents">
      <style:text-properties officeooo:rsid="00405b6c" officeooo:paragraph-rsid="00405b6c"/>
    </style:style>
    <style:style style:name="P24" style:family="paragraph" style:parent-style-name="Table_20_Contents" style:list-style-name="L1">
      <style:text-properties officeooo:rsid="000e69a5" officeooo:paragraph-rsid="000e69a5"/>
    </style:style>
    <style:style style:name="P25" style:family="paragraph" style:parent-style-name="Table_20_Contents" style:list-style-name="L2">
      <style:text-properties officeooo:rsid="002ac0fa" officeooo:paragraph-rsid="002ac0fa"/>
    </style:style>
    <style:style style:name="P26" style:family="paragraph" style:parent-style-name="Table_20_Contents" style:list-style-name="L2">
      <style:text-properties officeooo:rsid="0026b16e" officeooo:paragraph-rsid="0026b16e"/>
    </style:style>
    <style:style style:name="P27" style:family="paragraph" style:parent-style-name="Table_20_Contents" style:list-style-name="L2">
      <style:text-properties officeooo:rsid="0026b16e" officeooo:paragraph-rsid="002ac0fa"/>
    </style:style>
    <style:style style:name="P28" style:family="paragraph" style:parent-style-name="Table_20_Contents" style:list-style-name="L3">
      <style:text-properties officeooo:rsid="002c799c" officeooo:paragraph-rsid="002c799c"/>
    </style:style>
    <style:style style:name="P29" style:family="paragraph" style:parent-style-name="Table_20_Contents" style:list-style-name="L4">
      <style:text-properties officeooo:rsid="00167da5" officeooo:paragraph-rsid="002e9a1e"/>
    </style:style>
    <style:style style:name="P30" style:family="paragraph" style:parent-style-name="Table_20_Contents" style:list-style-name="L5">
      <style:text-properties officeooo:rsid="00167da5" officeooo:paragraph-rsid="002e9a1e"/>
    </style:style>
    <style:style style:name="P31" style:family="paragraph" style:parent-style-name="Table_20_Contents" style:list-style-name="L4">
      <style:text-properties officeooo:rsid="001974af" officeooo:paragraph-rsid="002e9a1e"/>
    </style:style>
    <style:style style:name="P32" style:family="paragraph" style:parent-style-name="Table_20_Contents" style:list-style-name="L6">
      <style:text-properties officeooo:rsid="000c37a3" officeooo:paragraph-rsid="000c37a3"/>
    </style:style>
    <style:style style:name="P33" style:family="paragraph" style:parent-style-name="Table_20_Contents" style:list-style-name="L4">
      <style:text-properties officeooo:rsid="00167da5" officeooo:paragraph-rsid="002e9a1e" fo:background-color="#99ff66"/>
    </style:style>
    <style:style style:name="P34" style:family="paragraph" style:parent-style-name="Table_20_Contents">
      <style:text-properties officeooo:rsid="003c3d49" officeooo:paragraph-rsid="003c3d49" fo:background-color="#99ff66"/>
    </style:style>
    <style:style style:name="P35" style:family="paragraph" style:parent-style-name="Table_20_Contents" style:list-style-name="L2">
      <style:text-properties officeooo:rsid="0026b16e" officeooo:paragraph-rsid="0026b16e" fo:background-color="#99ff66"/>
    </style:style>
    <style:style style:name="P36" style:family="paragraph" style:parent-style-name="Table_20_Contents">
      <style:text-properties officeooo:rsid="003f485d" officeooo:paragraph-rsid="003f485d" fo:background-color="#99ff66"/>
    </style:style>
    <style:style style:name="P37" style:family="paragraph" style:parent-style-name="Table_20_Contents">
      <style:text-properties officeooo:rsid="00405b6c" officeooo:paragraph-rsid="00405b6c" fo:background-color="#99ff66"/>
    </style:style>
    <style:style style:name="P38" style:family="paragraph" style:parent-style-name="Table_20_Contents">
      <style:text-properties officeooo:rsid="003ff1c7" officeooo:paragraph-rsid="003ff1c7"/>
    </style:style>
    <style:style style:name="P39" style:family="paragraph" style:parent-style-name="Table_20_Contents">
      <style:text-properties officeooo:rsid="0009c8a0" officeooo:paragraph-rsid="0009c8a0"/>
    </style:style>
    <style:style style:name="P40" style:family="paragraph" style:parent-style-name="Table_20_Contents">
      <style:text-properties officeooo:rsid="0023dd13" officeooo:paragraph-rsid="0023dd13"/>
    </style:style>
    <style:style style:name="P41" style:family="paragraph" style:parent-style-name="Table_20_Contents">
      <style:text-properties officeooo:rsid="003a63f9" officeooo:paragraph-rsid="003a63f9"/>
    </style:style>
    <style:style style:name="P42" style:family="paragraph" style:parent-style-name="Table_20_Contents">
      <style:text-properties officeooo:rsid="004194ff" officeooo:paragraph-rsid="004194ff"/>
    </style:style>
    <style:style style:name="P43"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188071" style:font-size-asian="12pt" style:font-size-complex="12pt"/>
    </style:style>
    <style:style style:name="P44"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475b72" style:font-size-asian="12pt" style:font-size-complex="12pt"/>
    </style:style>
    <style:style style:name="P45"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48f232" style:font-size-asian="12pt" style:font-size-complex="12pt"/>
    </style:style>
    <style:style style:name="P46" style:family="paragraph" style:parent-style-name="Table_20_Contents">
      <style:text-properties fo:font-variant="normal" fo:text-transform="none" fo:color="#000000" style:font-name="Liberation Serif" fo:font-size="12pt" fo:letter-spacing="normal" fo:font-style="normal" fo:font-weight="normal" officeooo:rsid="0058c036" officeooo:paragraph-rsid="0058c036" style:font-size-asian="12pt" style:font-size-complex="12pt"/>
    </style:style>
    <style:style style:name="P47" style:family="paragraph" style:parent-style-name="Table_20_Contents" style:list-style-name="L12">
      <style:text-properties fo:font-variant="normal" fo:text-transform="none" fo:color="#000000" style:font-name="Liberation Serif" fo:font-size="12pt" fo:letter-spacing="normal" fo:font-style="normal" fo:font-weight="normal" officeooo:rsid="0058c036" officeooo:paragraph-rsid="0058c036" style:font-size-asian="12pt" style:font-size-complex="12pt"/>
    </style:style>
    <style:style style:name="P48" style:family="paragraph" style:parent-style-name="Table_20_Contents" style:list-style-name="L12">
      <style:text-properties fo:font-variant="normal" fo:text-transform="none" fo:color="#000000" style:font-name="Liberation Serif" fo:font-size="12pt" fo:letter-spacing="normal" fo:font-style="normal" fo:font-weight="normal" officeooo:rsid="005a5436" officeooo:paragraph-rsid="005a5436" style:font-size-asian="12pt" style:font-size-complex="12pt"/>
    </style:style>
    <style:style style:name="P49" style:family="paragraph" style:parent-style-name="Table_20_Contents">
      <style:text-properties style:font-name="Liberation Serif" fo:font-size="12pt" officeooo:rsid="0048f232" officeooo:paragraph-rsid="0048f232" style:font-size-asian="12pt" style:font-size-complex="12pt"/>
    </style:style>
    <style:style style:name="P50" style:family="paragraph" style:parent-style-name="Table_20_Contents">
      <style:text-properties style:font-name="Liberation Serif" fo:font-size="12pt" officeooo:rsid="003a63f9" officeooo:paragraph-rsid="003a63f9" style:font-size-asian="12pt" style:font-size-complex="12pt"/>
    </style:style>
    <style:style style:name="P51" style:family="paragraph" style:parent-style-name="Table_20_Contents" style:list-style-name="L7">
      <style:text-properties officeooo:paragraph-rsid="00475b72"/>
    </style:style>
    <style:style style:name="P52" style:family="paragraph" style:parent-style-name="Table_20_Contents" style:list-style-name="L9">
      <style:text-properties officeooo:paragraph-rsid="0048f232"/>
    </style:style>
    <style:style style:name="P53" style:family="paragraph" style:parent-style-name="Table_20_Contents" style:list-style-name="L10">
      <style:text-properties fo:font-weight="bold" officeooo:rsid="0052b53e" officeooo:paragraph-rsid="0052b53e" style:font-weight-asian="bold" style:font-weight-complex="bold"/>
    </style:style>
    <style:style style:name="P54" style:family="paragraph" style:parent-style-name="Table_20_Contents" style:list-style-name="L10">
      <style:text-properties fo:font-weight="bold" officeooo:rsid="0054862f" officeooo:paragraph-rsid="0054c29d" style:font-weight-asian="bold" style:font-weight-complex="bold"/>
    </style:style>
    <style:style style:name="P55" style:family="paragraph" style:parent-style-name="Table_20_Contents" style:list-style-name="L11">
      <style:text-properties fo:font-weight="bold" officeooo:rsid="00560b0d" officeooo:paragraph-rsid="00560b0d" style:font-weight-asian="bold" style:font-weight-complex="bold"/>
    </style:style>
    <style:style style:name="P56" style:family="paragraph" style:parent-style-name="Table_20_Contents" style:list-style-name="L11">
      <style:text-properties fo:font-weight="bold" officeooo:paragraph-rsid="00560b0d" style:font-weight-asian="bold" style:font-weight-complex="bold"/>
    </style:style>
    <style:style style:name="P57" style:family="paragraph" style:parent-style-name="Table_20_Contents">
      <style:text-properties fo:font-weight="bold" officeooo:rsid="0060ba98" officeooo:paragraph-rsid="0060ba98" style:font-weight-asian="bold" style:font-weight-complex="bold"/>
    </style:style>
    <style:style style:name="P58" style:family="paragraph" style:parent-style-name="Table_20_Contents">
      <style:text-properties fo:font-weight="bold" officeooo:rsid="00611293" officeooo:paragraph-rsid="00611293" style:font-weight-asian="bold" style:font-weight-complex="bold"/>
    </style:style>
    <style:style style:name="P59" style:family="paragraph" style:parent-style-name="Table_20_Contents" style:list-style-name="L13">
      <style:text-properties fo:font-weight="bold" officeooo:rsid="00611293" officeooo:paragraph-rsid="00611293" style:font-weight-asian="bold" style:font-weight-complex="bold"/>
    </style:style>
    <style:style style:name="P60" style:family="paragraph" style:parent-style-name="Table_20_Contents" style:list-style-name="L13">
      <style:text-properties fo:font-weight="bold" officeooo:rsid="006241cb" officeooo:paragraph-rsid="006241cb" style:font-weight-asian="bold" style:font-weight-complex="bold"/>
    </style:style>
    <style:style style:name="P61" style:family="paragraph" style:parent-style-name="Table_20_Contents">
      <style:text-properties fo:font-weight="bold" officeooo:rsid="0068c877" officeooo:paragraph-rsid="0068c877" style:font-weight-asian="bold" style:font-weight-complex="bold"/>
    </style:style>
    <style:style style:name="P62" style:family="paragraph" style:parent-style-name="Table_20_Contents">
      <style:text-properties fo:font-weight="bold" officeooo:rsid="004fda07" officeooo:paragraph-rsid="004fda07" fo:background-color="#99ff66" style:font-weight-asian="bold" style:font-weight-complex="bold"/>
    </style:style>
    <style:style style:name="P63" style:family="paragraph" style:parent-style-name="Table_20_Contents">
      <style:text-properties officeooo:paragraph-rsid="0052b53e"/>
    </style:style>
    <style:style style:name="P64" style:family="paragraph" style:parent-style-name="Table_20_Contents">
      <style:text-properties officeooo:rsid="0052b53e" officeooo:paragraph-rsid="0052b53e"/>
    </style:style>
    <style:style style:name="P65" style:family="paragraph" style:parent-style-name="Table_20_Contents" style:list-style-name="L10">
      <style:text-properties officeooo:rsid="0054862f" officeooo:paragraph-rsid="0054c29d"/>
    </style:style>
    <style:style style:name="P66" style:family="paragraph" style:parent-style-name="Table_20_Contents">
      <style:text-properties officeooo:rsid="00560b0d" officeooo:paragraph-rsid="00560b0d"/>
    </style:style>
    <style:style style:name="P67" style:family="paragraph" style:parent-style-name="Table_20_Contents" style:list-style-name="L10">
      <style:text-properties officeooo:rsid="00560b0d" officeooo:paragraph-rsid="00560b0d"/>
    </style:style>
    <style:style style:name="P68" style:family="paragraph" style:parent-style-name="Table_20_Contents">
      <style:text-properties officeooo:paragraph-rsid="00560b0d"/>
    </style:style>
    <style:style style:name="P69" style:family="paragraph" style:parent-style-name="Table_20_Contents">
      <style:text-properties fo:font-weight="normal" officeooo:rsid="0068c877" officeooo:paragraph-rsid="0068c877" style:font-weight-asian="normal" style:font-weight-complex="normal"/>
    </style:style>
    <style:style style:name="P70" style:family="paragraph" style:parent-style-name="Table_20_Contents">
      <style:text-properties fo:font-weight="normal" officeooo:rsid="0068c877" officeooo:paragraph-rsid="006a345e" style:font-weight-asian="normal" style:font-weight-complex="normal"/>
    </style:style>
    <style:style style:name="P71" style:family="paragraph" style:parent-style-name="Table_20_Contents">
      <style:text-properties fo:font-weight="normal" officeooo:rsid="003a63f9" officeooo:paragraph-rsid="003a63f9" style:font-weight-asian="normal" style:font-weight-complex="normal"/>
    </style:style>
    <style:style style:name="P72" style:family="paragraph" style:parent-style-name="Table_20_Contents">
      <style:text-properties officeooo:rsid="0064dcdd" officeooo:paragraph-rsid="0064dcdd"/>
    </style:style>
    <style:style style:name="P73" style:family="paragraph" style:parent-style-name="Table_20_Contents" style:list-style-name="L14">
      <style:text-properties officeooo:paragraph-rsid="005f144d"/>
    </style:style>
    <style:style style:name="P74" style:family="paragraph" style:parent-style-name="Table_20_Contents" style:list-style-name="L14">
      <style:text-properties officeooo:paragraph-rsid="0060ba98"/>
    </style:style>
    <style:style style:name="P75" style:family="paragraph" style:parent-style-name="Table_20_Contents">
      <style:text-properties officeooo:rsid="006899bd" officeooo:paragraph-rsid="006899bd"/>
    </style:style>
    <style:style style:name="P76" style:family="paragraph" style:parent-style-name="Table_20_Contents">
      <style:text-properties fo:font-style="italic" fo:font-weight="bold" officeooo:rsid="0068c877" officeooo:paragraph-rsid="0068c877" style:font-style-asian="italic" style:font-weight-asian="bold" style:font-style-complex="italic" style:font-weight-complex="bold"/>
    </style:style>
    <style:style style:name="P77" style:family="paragraph" style:parent-style-name="Table_20_Contents">
      <style:text-properties officeooo:rsid="006a345e" officeooo:paragraph-rsid="006a345e"/>
    </style:style>
    <style:style style:name="P78" style:family="paragraph" style:parent-style-name="Table_20_Contents">
      <style:text-properties officeooo:rsid="006d62bf" officeooo:paragraph-rsid="006d62bf"/>
    </style:style>
    <style:style style:name="P79" style:family="paragraph" style:parent-style-name="Table_20_Contents">
      <style:text-properties officeooo:rsid="006ee404" officeooo:paragraph-rsid="006ee404"/>
    </style:style>
    <style:style style:name="T1" style:family="text">
      <style:text-properties officeooo:rsid="0007d200"/>
    </style:style>
    <style:style style:name="T2" style:family="text">
      <style:text-properties officeooo:rsid="00126472"/>
    </style:style>
    <style:style style:name="T3" style:family="text">
      <style:text-properties officeooo:rsid="0012bf2d"/>
    </style:style>
    <style:style style:name="T4" style:family="text">
      <style:text-properties officeooo:rsid="00135b35"/>
    </style:style>
    <style:style style:name="T5" style:family="text">
      <style:text-properties officeooo:rsid="0017056c"/>
    </style:style>
    <style:style style:name="T6" style:family="text">
      <style:text-properties officeooo:rsid="0020ec68"/>
    </style:style>
    <style:style style:name="T7" style:family="text">
      <style:text-properties officeooo:rsid="002ac0fa"/>
    </style:style>
    <style:style style:name="T8" style:family="text">
      <style:text-properties officeooo:rsid="002c799c"/>
    </style:style>
    <style:style style:name="T9" style:family="text">
      <style:text-properties officeooo:rsid="002dfe43"/>
    </style:style>
    <style:style style:name="T10" style:family="text">
      <style:text-properties officeooo:rsid="003a63f9"/>
    </style:style>
    <style:style style:name="T11" style:family="text">
      <style:text-properties officeooo:rsid="003df101"/>
    </style:style>
    <style:style style:name="T12" style:family="text">
      <style:text-properties officeooo:rsid="003eb8e2"/>
    </style:style>
    <style:style style:name="T13" style:family="text">
      <style:text-properties officeooo:rsid="0046f72c"/>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88071"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8d04b"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48f232"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ec8e3"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52b53e"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60b0d"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4dcdd"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6819d7" style:font-size-asian="12pt" style:font-size-complex="12pt"/>
    </style:style>
    <style:style style:name="T23" style:family="text">
      <style:text-properties fo:font-variant="normal" fo:text-transform="none" fo:color="#000000" style:font-name="Liberation Serif" fo:font-size="12pt" fo:letter-spacing="normal" fo:font-style="normal" style:font-size-asian="12pt" style:font-size-complex="12pt"/>
    </style:style>
    <style:style style:name="T24" style:family="text">
      <style:text-properties fo:font-variant="normal" fo:text-transform="none" fo:color="#000000" style:font-name="Liberation Serif" fo:font-size="12pt" fo:letter-spacing="normal" fo:font-style="normal" officeooo:rsid="00188071" style:font-size-asian="12pt" style:font-size-complex="12pt"/>
    </style:style>
    <style:style style:name="T25" style:family="text">
      <style:text-properties fo:font-variant="normal" fo:text-transform="none" fo:color="#000000" style:font-name="Liberation Serif" fo:font-size="12pt" fo:letter-spacing="normal" fo:font-style="normal" officeooo:rsid="0054c29d" style:font-size-asian="12pt" style:font-size-complex="12pt"/>
    </style:style>
    <style:style style:name="T26" style:family="text">
      <style:text-properties fo:font-variant="normal" fo:text-transform="none" fo:color="#000000" style:font-name="Liberation Serif" fo:font-size="12pt" fo:letter-spacing="normal" fo:font-style="normal" officeooo:rsid="00560b0d" style:font-size-asian="12pt" style:font-size-complex="12pt"/>
    </style:style>
    <style:style style:name="T27" style:family="text">
      <style:text-properties fo:font-variant="normal" fo:text-transform="none" fo:color="#000000" style:font-name="Liberation Serif" fo:font-size="12pt" fo:letter-spacing="normal" fo:font-style="normal" officeooo:rsid="005835d3" style:font-size-asian="12pt" style:font-size-complex="12pt"/>
    </style:style>
    <style:style style:name="T28" style:family="text">
      <style:text-properties fo:font-variant="normal" fo:text-transform="none" fo:color="#000000" style:font-name="Liberation Serif" fo:font-size="12pt" fo:letter-spacing="normal" fo:font-style="normal" officeooo:rsid="004d9c84" style:font-size-asian="12pt" style:font-size-complex="12pt"/>
    </style:style>
    <style:style style:name="T29" style:family="text">
      <style:text-properties fo:font-variant="normal" fo:text-transform="none" fo:color="#000000" style:font-name="Liberation Serif" fo:font-size="12pt" fo:letter-spacing="normal" fo:font-style="normal" officeooo:rsid="004ec8e3" style:font-size-asian="12pt" style:font-size-complex="12pt"/>
    </style:style>
    <style:style style:name="T30" style:family="text">
      <style:text-properties fo:font-variant="normal" fo:text-transform="none" fo:color="#000000" style:font-name="Liberation Serif" fo:font-size="12pt" fo:letter-spacing="normal" fo:font-style="normal" officeooo:rsid="0059f3a3" style:font-size-asian="12pt" style:font-size-complex="12pt"/>
    </style:style>
    <style:style style:name="T31" style:family="text">
      <style:text-properties fo:font-variant="normal" fo:text-transform="none" fo:color="#000000" style:font-name="Liberation Serif" fo:font-size="12pt" fo:letter-spacing="normal" fo:font-style="normal" fo:font-weight="bold" officeooo:rsid="005835d3" style:font-size-asian="12pt" style:font-weight-asian="bold" style:font-size-complex="12pt" style:font-weight-complex="bold"/>
    </style:style>
    <style:style style:name="T32" style:family="text">
      <style:text-properties fo:font-variant="normal" fo:text-transform="none" fo:color="#000000" style:font-name="Liberation Serif" fo:font-size="12pt" fo:letter-spacing="normal" fo:font-style="normal" fo:font-weight="bold" officeooo:rsid="0060ba98" style:font-size-asian="12pt" style:font-weight-asian="bold" style:font-size-complex="12pt" style:font-weight-complex="bold"/>
    </style:style>
    <style:style style:name="T33" style:family="text">
      <style:text-properties officeooo:rsid="0048d04b"/>
    </style:style>
    <style:style style:name="T34" style:family="text">
      <style:text-properties officeooo:rsid="0048f232"/>
    </style:style>
    <style:style style:name="T35" style:family="text">
      <style:text-properties officeooo:rsid="004b1e30"/>
    </style:style>
    <style:style style:name="T36" style:family="text">
      <style:text-properties fo:font-weight="bold" style:font-weight-asian="bold" style:font-weight-complex="bold"/>
    </style:style>
    <style:style style:name="T37" style:family="text">
      <style:text-properties officeooo:rsid="005b9c5e"/>
    </style:style>
    <style:style style:name="T38" style:family="text">
      <style:text-properties officeooo:rsid="00646ab0"/>
    </style:style>
    <style:style style:name="T39" style:family="text">
      <style:text-properties officeooo:rsid="00662f31"/>
    </style:style>
    <style:style style:name="T40" style:family="text">
      <style:text-properties fo:font-style="italic" style:font-style-asian="italic" style:font-style-complex="italic"/>
    </style:style>
    <style:style style:name="T41" style:family="text">
      <style:text-properties fo:font-style="italic" officeooo:rsid="006a345e" style:font-style-asian="italic" style:font-style-complex="italic"/>
    </style:style>
    <style:style style:name="T42" style:family="text">
      <style:text-properties officeooo:rsid="006a345e"/>
    </style:style>
    <style:style style:name="T43" style:family="text">
      <style:text-properties officeooo:rsid="006bdb05"/>
    </style:style>
    <style:style style:name="T44" style:family="text">
      <style:text-properties officeooo:rsid="006d62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pecification" table:style-name="Specification">
        <table:table-column table:style-name="Specification.A"/>
        <table:table-column table:style-name="Specification.B"/>
        <table:table-column table:style-name="Specification.C"/>
        <table:table-row>
          <table:table-cell table:style-name="Specification.A1" office:value-type="string">
            <text:p text:style-name="P2">S/No</text:p>
          </table:table-cell>
          <table:table-cell table:style-name="Specification.A1" office:value-type="string">
            <text:p text:style-name="P1"><text:s/><text:span text:style-name="T1">Requirement</text:span></text:p>
          </table:table-cell>
          <table:table-cell table:style-name="Specification.C1" office:value-type="string">
            <text:p text:style-name="P2">Comment</text:p>
          </table:table-cell>
        </table:table-row>
        <table:table-row>
          <table:table-cell table:style-name="Specification.A2" office:value-type="string">
            <text:p text:style-name="P40">1</text:p>
          </table:table-cell>
          <table:table-cell table:style-name="Specification.A2" office:value-type="string">
            <text:p text:style-name="P39">Input is XML Document created with Abby OCR Software</text:p>
            <text:p text:style-name="P39"/>
          </table:table-cell>
          <table:table-cell table:style-name="Specification.C2" office:value-type="string">
            <text:p text:style-name="P38">Done</text:p>
          </table:table-cell>
        </table:table-row>
        <table:table-row>
          <table:table-cell table:style-name="Specification.A2" office:value-type="string">
            <text:p text:style-name="P11"/>
            <text:p text:style-name="P11">2</text:p>
          </table:table-cell>
          <table:table-cell table:style-name="Specification.A2" office:value-type="string">
            <text:p text:style-name="P3"/>
            <text:p text:style-name="P3">Output is Docx document that can be used in assistive technology. <text:span text:style-name="T6">If input file 12345.xml, output is 12345.docx</text:span></text:p>
            <text:p text:style-name="P3"/>
          </table:table-cell>
          <table:table-cell table:style-name="Specification.C2" office:value-type="string">
            <text:p text:style-name="P38">Done</text:p>
            <text:p text:style-name="P38"/>
            <text:p text:style-name="P79">ABBY Command is as follows;</text:p>
            <text:p text:style-name="P79"/>
            <text:p text:style-name="P79"><text:span text:style-name="T36">abbyyocr11 -fm -if scan1.pdf -f XML -xcf -of result2.xml</text:span></text:p>
            <text:p text:style-name="P79"/>
          </table:table-cell>
        </table:table-row>
        <table:table-row table:style-name="Specification.4">
          <table:table-cell table:style-name="Specification.A8" office:value-type="string">
            <text:p text:style-name="P13"/>
            <text:p text:style-name="P78">3</text:p>
          </table:table-cell>
          <table:table-cell table:style-name="Specification.B8" office:value-type="string">
            <text:p text:style-name="P15"/>
            <text:p text:style-name="P15">Identify the structural elements of the ABBY XML, create a new XML that copies the input ABBY XML, and adds the following styles;</text:p>
            <text:list xml:id="list4181469189730261277" text:style-name="L2">
              <text:list-item>
                <text:p text:style-name="P35">BIU</text:p>
              </text:list-item>
              <text:list-item>
                <text:p text:style-name="P35">Page Numbering</text:p>
              </text:list-item>
              <text:list-item>
                <text:p text:style-name="P26">Header</text:p>
              </text:list-item>
              <text:list-item>
                <text:p text:style-name="P27">Footer</text:p>
              </text:list-item>
            </text:list>
            <text:p text:style-name="P18">Naming convention for the xmls will be as follows;</text:p>
            <text:list xml:id="list155508430712866" text:continue-numbering="true" text:style-name="L2">
              <text:list-header>
                <text:p text:style-name="P25">ABBY XML 12345.xml is used to generate 12345_0.xml</text:p>
              </text:list-header>
            </text:list>
            <text:p text:style-name="P14"/>
            <text:p text:style-name="P10">Determine how the format of the XML will be altered to add the formatting <text:span text:style-name="T9">styles </text:span>info </text:p>
          </table:table-cell>
          <table:table-cell table:style-name="Specification.C8" office:value-type="string">
            <text:p text:style-name="Table_20_Contents"/>
            <text:p text:style-name="P36">Page Numbering Identified.</text:p>
            <text:p text:style-name="P21">Footer and Header Ongoing</text:p>
            <text:p text:style-name="P37">BIU Styles identified</text:p>
            <text:p text:style-name="P23"/>
            <text:p text:style-name="P23"/>
          </table:table-cell>
        </table:table-row>
        <table:table-row table:style-name="Specification.4">
          <table:table-cell table:style-name="Specification.A8" office:value-type="string">
            <text:p text:style-name="P13"/>
            <text:p text:style-name="P78">4</text:p>
            <text:p text:style-name="P16"/>
          </table:table-cell>
          <table:table-cell table:style-name="Specification.B8" office:value-type="string">
            <text:p text:style-name="P13"/>
            <text:p text:style-name="P17">Using the XML generated above <text:span text:style-name="T8">(e.g. 12345_0.xml)</text:span> as input, create a new Docx <text:span text:style-name="T7">document that;</text:span></text:p>
            <text:list xml:id="list2363684303256931530" text:style-name="L3">
              <text:list-item>
                <text:p text:style-name="P28">Captures all styles</text:p>
              </text:list-item>
              <text:list-item>
                <text:p text:style-name="P28">Tags/Labels these styles</text:p>
              </text:list-item>
              <text:list-item>
                <text:p text:style-name="P28">Tags/labels the structural elements including paragraphs, titles, headers, footers</text:p>
                <text:p text:style-name="P28"/>
              </text:list-item>
            </text:list>
          </table:table-cell>
          <table:table-cell table:style-name="Specification.C8" office:value-type="string">
            <text:p text:style-name="Table_20_Contents"/>
            <text:p text:style-name="P21">Page Numbering Identified.</text:p>
            <text:p text:style-name="P21">Footer and Header Ongoing</text:p>
            <text:p text:style-name="P22">All styles, font size and types currently replicated in docx </text:p>
          </table:table-cell>
        </table:table-row>
        <table:table-row table:style-name="Specification.4">
          <table:table-cell table:style-name="Specification.A8" office:value-type="string">
            <text:p text:style-name="P78">5</text:p>
          </table:table-cell>
          <table:table-cell table:style-name="Specification.B8" office:value-type="string">
            <text:p text:style-name="P8">The structural elements to be identified are;</text:p>
            <text:list xml:id="list6300525796151495840" text:style-name="L4">
              <text:list-item>
                <text:p text:style-name="P29"><text:soft-page-break/>title</text:p>
              </text:list-item>
              <text:list-item>
                <text:p text:style-name="P29">headings</text:p>
              </text:list-item>
              <text:list-item>
                <text:p text:style-name="P31">Footers</text:p>
              </text:list-item>
              <text:list-item>
                <text:p text:style-name="P33">page numbers</text:p>
              </text:list-item>
              <text:list-item>
                <text:p text:style-name="P31">Section</text:p>
              </text:list-item>
            </text:list>
            <text:p text:style-name="P8">The purpose of identifying the structural elements are;</text:p>
            <text:list xml:id="list8810303199044336776" text:style-name="L5">
              <text:list-item>
                <text:p text:style-name="P30">Be able to republish the book with all the styles <text:s/>in standard format</text:p>
              </text:list-item>
              <text:list-item>
                <text:p text:style-name="P30">Be easily deployable in assistive technology</text:p>
              </text:list-item>
            </text:list>
          </table:table-cell>
          <table:table-cell table:style-name="Specification.C8" office:value-type="string">
            <text:p text:style-name="P34">Page Numbering Attempted, <text:span text:style-name="T11">might need future refining</text:span></text:p>
            <text:p text:style-name="P62"><text:soft-page-break/>Page Numbering now detected on first page if present</text:p>
          </table:table-cell>
        </table:table-row>
        <table:table-row table:style-name="Specification.4">
          <table:table-cell table:style-name="Specification.A8" office:value-type="string">
            <text:p text:style-name="P78">6</text:p>
          </table:table-cell>
          <table:table-cell table:style-name="Specification.B8" office:value-type="string">
            <text:p text:style-name="P4">Autocorrect for errors in page, section numbering while converting from XML to DOCX. </text:p>
            <text:p text:style-name="P5">For page numbering the following error should be detected;</text:p>
            <text:list xml:id="list7752837385698117641" text:style-name="L6">
              <text:list-item>
                <text:p text:style-name="P32">S4 instead of 54</text:p>
              </text:list-item>
              <text:list-item>
                <text:p text:style-name="P32">31 32 33 659, 35</text:p>
              </text:list-item>
              <text:list-item>
                <text:p text:style-name="P32">missed page not scanned</text:p>
              </text:list-item>
              <text:list-item>
                <text:p text:style-name="P32">a page scanned twice </text:p>
              </text:list-item>
            </text:list>
          </table:table-cell>
          <table:table-cell table:style-name="Specification.C8" office:value-type="string">
            <text:p text:style-name="P20">NOT STARTED</text:p>
          </table:table-cell>
        </table:table-row>
        <table:table-row table:style-name="Specification.4">
          <table:table-cell table:style-name="Specification.A8" office:value-type="string">
            <text:p text:style-name="P78">7</text:p>
          </table:table-cell>
          <table:table-cell table:style-name="Specification.B8" office:value-type="string">
            <text:p text:style-name="P7">Add copyright notice after the Docx is created before being manually edited</text:p>
          </table:table-cell>
          <table:table-cell table:style-name="Specification.C8" office:value-type="string">
            <text:p text:style-name="P20">NOT STARTED</text:p>
          </table:table-cell>
        </table:table-row>
        <table:table-row>
          <table:table-cell table:style-name="Specification.A2" office:value-type="string">
            <text:p text:style-name="P78">8</text:p>
          </table:table-cell>
          <table:table-cell table:style-name="Specification.A2" office:value-type="string">
            <text:p text:style-name="P9">The software should identify both inline and block styles and label them accordingly</text:p>
          </table:table-cell>
          <table:table-cell table:style-name="Specification.C2" office:value-type="string">
            <text:p text:style-name="P20">Inline and Block styles identified and currently demonstrated by replicating the original format in the created docx <text:span text:style-name="T37">file</text:span></text:p>
          </table:table-cell>
        </table:table-row>
        <table:table-row>
          <table:table-cell table:style-name="Specification.A10" office:value-type="string">
            <text:p text:style-name="P42"/>
            <text:p text:style-name="P78">9</text:p>
          </table:table-cell>
          <table:table-cell table:style-name="Specification.A10" office:value-type="string">
            <text:p text:style-name="P43"/>
            <text:p text:style-name="P63"><text:span text:style-name="T15">XMLstyles.py  </text:span></text:p>
            <text:p text:style-name="P63"><text:span text:style-name="T19">This will p</text:span><text:span text:style-name="T15">re-process</text:span><text:span text:style-name="T18">es</text:span><text:span text:style-name="T15"> the AbbyyXML and output an 'enhanced' XML. </text:span><text:span text:style-name="T19">The enhancements will add generic document attributes as well as tag specific attributes to the original xml file. </text:span><text:span text:style-name="T22">All added attributes will be in block letters</text:span></text:p>
            <text:p text:style-name="P63"><text:span text:style-name="T19">Generic attributes currently identified are;</text:span></text:p>
            <text:list xml:id="list3681285288691588584" text:style-name="L10">
              <text:list-item>
                <text:p text:style-name="P53"><text:span text:style-name="T24">n</text:span><text:span text:style-name="T23">umber of pages of original document (</text:span><text:span text:style-name="T27">NUMBEROFPAGES</text:span><text:span text:style-name="T23">) added to 'document' tag</text:span></text:p>
              </text:list-item>
              <text:list-item>
                <text:p text:style-name="P54"><text:span text:style-name="T23">locat</text:span><text:span text:style-name="T25">i</text:span><text:span text:style-name="T26">o</text:span><text:span text:style-name="T25">n </text:span><text:span text:style-name="T26">of page number on </text:span><text:span text:style-name="T25">the original document (</text:span><text:span text:style-name="T27">PAGENUMBERINGLOCATION</text:span><text:span text:style-name="T25">) added to 'document' </text:span><text:soft-page-break/><text:span text:style-name="T25">tag</text:span></text:p>
              </text:list-item>
              <text:list-item>
                <text:p text:style-name="P65"><text:span text:style-name="T14"><text:s/></text:span><text:span text:style-name="T20">tag to indicate detection of footer</text:span></text:p>
              </text:list-item>
              <text:list-item>
                <text:p text:style-name="P67"><text:span text:style-name="T14">tag to indicate detection of header</text:span></text:p>
              </text:list-item>
            </text:list>
            <text:p text:style-name="P64"/>
            <text:p text:style-name="P66"><text:span text:style-name="T14">Tag specific attributes will include;</text:span></text:p>
            <text:list xml:id="list402943002766979931" text:style-name="L11">
              <text:list-item>
                <text:p text:style-name="P55"><text:span text:style-name="T23">page number (</text:span><text:span text:style-name="T27">PAGENUMBERINDEX and PAGENUMBERSCANNED)</text:span><text:span text:style-name="T23"> added to each page tag</text:span></text:p>
              </text:list-item>
              <text:list-item>
                <text:p text:style-name="P56"><text:span text:style-name="T24">I</text:span><text:span text:style-name="T28">mplement</text:span><text:span text:style-name="T29">s</text:span><text:span text:style-name="T28"> a tag </text:span><text:span text:style-name="T30">to identify</text:span><text:span text:style-name="T28"> </text:span><text:span text:style-name="T29">in</text:span><text:span text:style-name="T30">l</text:span><text:span text:style-name="T29">ine </text:span><text:span text:style-name="T30">(same line)</text:span><text:span text:style-name="T28"> or newline </text:span><text:span text:style-name="T30">style changes</text:span></text:p>
              </text:list-item>
            </text:list>
            <text:p text:style-name="P68"/>
            <text:p text:style-name="P46">Remove <text:span text:style-name="T39">any </text:span>unwanted <text:span text:style-name="T39">tag</text:span>s/<text:span text:style-name="T39">attributes</text:span>;</text:p>
            <text:list xml:id="list8149805273474273059" text:style-name="L12">
              <text:list-item>
                <text:p text:style-name="P48">To be Confirmed</text:p>
                <text:p text:style-name="P47"/>
              </text:list-item>
            </text:list>
          </table:table-cell>
          <table:table-cell table:style-name="Specification.C10" office:value-type="string">
            <text:p text:style-name="P20"/>
            <text:p text:style-name="P72">The following enhancement attributes have been added to the original Abby XML file;</text:p>
            <text:list xml:id="list6659964180841904966" text:style-name="L14">
              <text:list-item>
                <text:p text:style-name="P73"><text:span text:style-name="T31">NUMBEROFPAGES</text:span></text:p>
              </text:list-item>
              <text:list-item>
                <text:p text:style-name="P73"><text:span text:style-name="T31">PAGENUMBERINGLOCATION</text:span></text:p>
              </text:list-item>
              <text:list-item>
                <text:p text:style-name="P73"><text:span text:style-name="T31">PAGENUMBERINDEX</text:span></text:p>
              </text:list-item>
              <text:list-item>
                <text:p text:style-name="P73"><text:span text:style-name="T31">PAGENUMBERSCANNED</text:span></text:p>
              </text:list-item>
              <text:list-item>
                <text:p text:style-name="P74"><text:span text:style-name="T31">I</text:span><text:span text:style-name="T32">NLINE</text:span></text:p>
              </text:list-item>
            </text:list>
            <text:p text:style-name="P57"/>
            <text:p text:style-name="P58"><text:span text:style-name="T23">The following can already be detected on the xml file;</text:span></text:p>
            <text:list xml:id="list1722547473202785106" text:style-name="L13">
              <text:list-item>
                <text:p text:style-name="P59"><text:span text:style-name="T23">BIU Styles</text:span></text:p>
              </text:list-item>
              <text:list-item>
                <text:p text:style-name="P59"><text:soft-page-break/><text:span text:style-name="T23">Font type</text:span></text:p>
              </text:list-item>
              <text:list-item>
                <text:p text:style-name="P59"><text:span text:style-name="T23">Font size</text:span></text:p>
              </text:list-item>
              <text:list-item>
                <text:p text:style-name="P60"><text:span text:style-name="T23">Font Colour</text:span></text:p>
              </text:list-item>
              <text:list-item>
                <text:p text:style-name="P59"><text:span text:style-name="T23">Line spacing</text:span></text:p>
              </text:list-item>
              <text:list-item>
                <text:p text:style-name="P59"><text:span text:style-name="T23">New paragraph</text:span></text:p>
              </text:list-item>
            </text:list>
          </table:table-cell>
        </table:table-row>
        <table:table-row>
          <table:table-cell table:style-name="Specification.A10" office:value-type="string">
            <text:p text:style-name="P42"/>
            <text:p text:style-name="P42">1<text:span text:style-name="T44">0</text:span></text:p>
          </table:table-cell>
          <table:table-cell table:style-name="Specification.A10" office:value-type="string">
            <text:p text:style-name="P44"/>
            <text:p text:style-name="P44">X<text:span text:style-name="T33">M</text:span>L2Word.<text:span text:style-name="T13">py</text:span> </text:p>
            <text:list xml:id="list8833435534165325370" text:style-name="L7">
              <text:list-item>
                <text:p text:style-name="P51"><text:span text:style-name="T15">take </text:span><text:span text:style-name="T16">an enhanced </text:span><text:span text:style-name="T15">XML file and convert to Word - columns, footnotes etc </text:span><text:span text:style-name="T21">to be tested </text:span><text:span text:style-name="T15">later. </text:span></text:p>
              </text:list-item>
              <text:list-item>
                <text:p text:style-name="P51"><text:span text:style-name="T21">Should accept Abby XML files that have been enhanced </text:span><text:span text:style-name="T15">and deal with any enhancements it understands and ignore any it does not.</text:span></text:p>
              </text:list-item>
            </text:list>
          </table:table-cell>
          <table:table-cell table:style-name="Specification.C10" office:value-type="string">
            <text:p text:style-name="P20"/>
            <text:p text:style-name="P75">All the enhanced attributes above are understood and used by the XML2Word.py file</text:p>
          </table:table-cell>
        </table:table-row>
        <table:table-row>
          <table:table-cell table:style-name="Specification.A2" office:value-type="string">
            <text:p text:style-name="P42">1<text:span text:style-name="T44">1</text:span></text:p>
          </table:table-cell>
          <table:table-cell table:style-name="Specification.A2" office:value-type="string">
            <text:p text:style-name="P45"><text:span text:style-name="T34">Add</text:span> 2 parameters to <text:span text:style-name="T34">the </text:span>programs <text:span text:style-name="T34">when called on the command line</text:span> </text:p>
            <text:list xml:id="list4165753829877277273" text:style-name="L9">
              <text:list-item>
                <text:p text:style-name="P52"><text:span text:style-name="T15">an input file name as first parameter </text:span><text:span text:style-name="T17">or parameter 0</text:span></text:p>
              </text:list-item>
              <text:list-item>
                <text:p text:style-name="P52"><text:span text:style-name="T15">an output file name as the second </text:span><text:span text:style-name="T17">or parameter 1</text:span><text:span text:style-name="T15"> when called on the command line</text:span></text:p>
              </text:list-item>
              <text:list-item>
                <text:p text:style-name="P52"><text:span text:style-name="T17">O</text:span><text:span text:style-name="T15">ther parameters then they should be after the </text:span><text:span text:style-name="T17">above parameters</text:span><text:span text:style-name="T15">. </text:span></text:p>
              </text:list-item>
            </text:list>
          </table:table-cell>
          <table:table-cell table:style-name="Specification.C2" office:value-type="string">
            <text:p text:style-name="P71"><text:span text:style-name="T35">Two parameters added for the input and output files as suggested above.</text:span></text:p>
            <text:p text:style-name="P71"/>
            <text:p text:style-name="P69">To run the XMLstyles.py, use the command;</text:p>
            <text:p text:style-name="P61"><text:span text:style-name="T40">python3 XMLStyles.py </text:span><text:span text:style-name="T41">input</text:span><text:span text:style-name="T40">.xml </text:span><text:span text:style-name="T41">output1</text:span><text:span text:style-name="T40">.xml</text:span></text:p>
            <text:p text:style-name="P69"><text:span text:style-name="T42">input</text:span>.xml is the ABBY XML <text:span text:style-name="T42">file</text:span> before enhancement</text:p>
            <text:p text:style-name="P69"><text:span text:style-name="T42">output1</text:span>.xml is the <text:span text:style-name="T42">XML </text:span>output <text:span text:style-name="T42">of the program </text:span>with enhancements</text:p>
            <text:p text:style-name="P69"/>
            <text:p text:style-name="P70">To run the XML<text:span text:style-name="T42">2Word</text:span>.py, use the command;</text:p>
            <text:p text:style-name="P76">python3 XML2Word.py <text:span text:style-name="T42">output1</text:span>.xml <text:span text:style-name="T42">output2</text:span>.docx</text:p>
            <text:p text:style-name="P77">output1.xml is the enhanced XML file from the previous commanded</text:p>
            <text:p text:style-name="P77">output2.docx is the created word document</text:p>
            <text:p text:style-name="P77"/>
            <text:p text:style-name="P77"><text:soft-page-break/>NOTE:</text:p>
            <text:p text:style-name="P77">The program <text:span text:style-name="T43">currently </text:span>allows the xml and file names to be specified without the docx and .xml extensions as well, but not recommended to be so specified.</text:p>
            <text:p text:style-name="P77"/>
          </table:table-cell>
        </table:table-row>
        <table:table-row>
          <table:table-cell table:style-name="Specification.A13" office:value-type="string">
            <text:p text:style-name="P49"/>
            <text:p text:style-name="P49">13</text:p>
          </table:table-cell>
          <table:table-cell table:style-name="Specification.A13" office:value-type="string">
            <text:p text:style-name="P43"/>
            <text:p text:style-name="P43">We understand that Adobe Acrobat can read some PDFs and convert to Word and put in headings and other structural elements. So clearly the PDF has information we need to extract that we do not yet. Once we have found it and extracted it we will need to pass it through the system, such as merging it with the XML from AbbyyOCR before this XML is enhanced using PDFstyles.py. Therefore whoever writes the PDF extraction program will have to conform to your rules of XML enhancement and PDFstyles.py must accept an enhanced file as input as well as output.</text:p>
            <text:p text:style-name="P43"/>
          </table:table-cell>
          <table:table-cell table:style-name="Specification.C13" office:value-type="string">
            <text:p text:style-name="P50"/>
          </table:table-cell>
        </table:table-row>
        <table:table-row>
          <table:table-cell table:style-name="Specification.A13" office:value-type="string">
            <text:p text:style-name="P79"/>
          </table:table-cell>
          <table:table-cell table:style-name="Specification.A13" office:value-type="string">
            <text:p text:style-name="P43"/>
          </table:table-cell>
          <table:table-cell table:style-name="Specification.C13" office:value-type="string">
            <text:p text:style-name="P20"/>
          </table:table-cell>
        </table:table-row>
        <table:table-row>
          <table:table-cell table:style-name="Specification.A13" office:value-type="string">
            <text:p text:style-name="P42"/>
          </table:table-cell>
          <table:table-cell table:style-name="Specification.A13" office:value-type="string">
            <text:p text:style-name="P43"/>
          </table:table-cell>
          <table:table-cell table:style-name="Specification.C13" office:value-type="string">
            <text:p text:style-name="P20"/>
          </table:table-cell>
        </table:table-row>
        <table:table-row>
          <table:table-cell table:style-name="Specification.A13" office:value-type="string">
            <text:p text:style-name="P42"/>
          </table:table-cell>
          <table:table-cell table:style-name="Specification.A13" office:value-type="string">
            <text:p text:style-name="P43"/>
          </table:table-cell>
          <table:table-cell table:style-name="Specification.C13" office:value-type="string">
            <text:p text:style-name="P2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y </meta:initial-creator>
    <meta:creation-date>2016-07-11T18:56:06.546009873</meta:creation-date>
    <meta:generator>LibreOffice/4.3.3.2$Linux_X86_64 LibreOffice_project/430m0$Build-2</meta:generator>
    <dc:date>2016-09-18T15:55:07.660756902</dc:date>
    <dc:creator>uty </dc:creator>
    <meta:editing-duration>P14DT21H24M4S</meta:editing-duration>
    <meta:editing-cycles>94</meta:editing-cycles>
    <meta:document-statistic meta:table-count="1" meta:image-count="0" meta:object-count="0" meta:page-count="4" meta:paragraph-count="108" meta:word-count="810" meta:character-count="4729" meta:non-whitespace-character-count="4056"/>
  </office:meta>
</office:document-meta>
</file>